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outline1">
      <style:graphic-properties fo:min-height="8.885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family="Batang" style:font-family-generic="roman" style:font-pitch="variable"/>
    </style:style>
    <style:style style:name="T1" style:family="text">
      <style:text-properties fo:font-family="Batang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Batang" style:font-family-generic="roman" style:font-pitch="variable"/>
    </style:style>
    <style:style style:name="T3" style:family="text">
      <style:text-properties fo:font-family="Batang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1.123cm" svg:y="3.81cm" presentation:class="outline" presentation:user-transformed="true">
          <draw:text-box>
            <text:list text:style-name="L1">
              <text:list-header>
                <text:p><text:span text:style-name="T1">Y</text:span><text:span text:style-name="T2">ou</text:span></text:p>
                <text:p><text:span text:style-name="T1">A</text:span><text:span text:style-name="T2">in't</text:span></text:p>
                <text:p><text:span text:style-name="T1">G</text:span><text:span text:style-name="T2">onna</text:span></text:p>
                <text:p><text:span text:style-name="T1">N</text:span><text:span text:style-name="T2">eed</text:span></text:p>
                <text:p><text:span text:style-name="T3"><text:s/></text:span><text:span text:style-name="T1">I</text:span><text:span text:style-name="T2">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5-11-27T16:34:49.61</dc:date>
    <meta:editing-duration>PT9M31S</meta:editing-duration>
    <meta:editing-cycles>4</meta:editing-cycles>
    <meta:generator>LibreOffice/4.0.4.2$Windows_x86 LibreOffice_project/9e9821abd0ffdbc09cd8c52eaa574fa09eb08f2</meta:generator>
    <meta:document-statistic meta:object-count="25"/>
  </office:meta>
</office:document-meta>
</file>